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5.6965in"/>
    </style:style>
    <style:style style:name="co1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osm_id,C,80</text:p>
          </table:table-cell>
          <table:table-cell office:value-type="string" calcext:value-type="string">
            <text:p>name,C,80</text:p>
          </table:table-cell>
          <table:table-cell office:value-type="string" calcext:value-type="string">
            <text:p>access,C,80</text:p>
          </table:table-cell>
          <table:table-cell office:value-type="string" calcext:value-type="string">
            <text:p>amenity,C,80</text:p>
          </table:table-cell>
          <table:table-cell office:value-type="string" calcext:value-type="string">
            <text:p>bcycl_p,C,80</text:p>
          </table:table-cell>
          <table:table-cell table:style-name="Default" office:value-type="string" calcext:value-type="string">
            <text:p>capacty,C,80</text:p>
          </table:table-cell>
          <table:table-cell office:value-type="string" calcext:value-type="string">
            <text:p>colour,C,80</text:p>
          </table:table-cell>
          <table:table-cell table:style-name="Default" office:value-type="string" calcext:value-type="string">
            <text:p>count,C,80</text:p>
          </table:table-cell>
          <table:table-cell office:value-type="string" calcext:value-type="string">
            <text:p>country,C,80</text:p>
          </table:table-cell>
          <table:table-cell office:value-type="string" calcext:value-type="string">
            <text:p>covered,C,80</text:p>
          </table:table-cell>
          <table:table-cell office:value-type="string" calcext:value-type="string">
            <text:p>fee,C,80</text:p>
          </table:table-cell>
          <table:table-cell office:value-type="string" calcext:value-type="string">
            <text:p>indoor,C,80</text:p>
          </table:table-cell>
          <table:table-cell office:value-type="string" calcext:value-type="string">
            <text:p>level,C,80</text:p>
          </table:table-cell>
          <table:table-cell office:value-type="string" calcext:value-type="string">
            <text:p>lit,C,80</text:p>
          </table:table-cell>
          <table:table-cell office:value-type="string" calcext:value-type="string">
            <text:p>note,C,98</text:p>
          </table:table-cell>
          <table:table-cell office:value-type="string" calcext:value-type="string">
            <text:p>operatr,C,80</text:p>
          </table:table-cell>
          <table:table-cell office:value-type="string" calcext:value-type="string">
            <text:p>oprtr_t,C,80</text:p>
          </table:table-cell>
          <table:table-cell office:value-type="string" calcext:value-type="string">
            <text:p>prkng_s,C,80</text:p>
          </table:table-cell>
          <table:table-cell office:value-type="string" calcext:value-type="string">
            <text:p>rack,C,80</text:p>
          </table:table-cell>
          <table:table-cell office:value-type="string" calcext:value-type="string">
            <text:p>source,C,80</text:p>
          </table:table-cell>
          <table:table-cell office:value-type="string" calcext:value-type="string">
            <text:p>stands,C,80</text:p>
          </table:table-cell>
          <table:table-cell office:value-type="string" calcext:value-type="string">
            <text:p>website,C,80</text:p>
          </table:table-cell>
        </table:table-row>
        <table:table-row table:style-name="ro1">
          <table:table-cell office:value-type="string" calcext:value-type="string">
            <text:p>51562064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51562064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300698472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300698472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300698472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300698472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3097254529</text:p>
          </table:table-cell>
          <table:table-cell office:value-type="string" calcext:value-type="string">
            <text:p>Bike rack 1</text:p>
          </table:table-cell>
          <table:table-cell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337517386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table:style-name="Default"/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375890447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front_wheel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75890447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375897325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anchors</text:p>
          </table:table-cell>
          <table:table-cell office:value-type="string" calcext:value-type="string">
            <text:p>8</text:p>
          </table:table-cell>
          <table:table-cell/>
          <table:table-cell table:style-name="Default"/>
          <table:table-cell/>
          <table:table-cell table:number-columns-repeated="2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76384038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31222837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31737601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31737601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32820468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32984946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40561478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478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478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819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819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819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640561819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640561819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640561819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640561819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40561820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673745360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4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349520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3495203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3498549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793498549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4776206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4776206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014485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796367572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796367572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367572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367573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694975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31790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31790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35065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35277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96739779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39780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2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796742435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42903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University of Geor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96742903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6742904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7740345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797773918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7773919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7773919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7773920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8544940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ld Bulldog Bike Share</text:p>
          </table:table-cell>
          <table:table-cell table:number-columns-repeated="6"/>
          <table:table-cell office:value-type="string" calcext:value-type="string">
            <text:p>bikeshare.uga.edu</text:p>
          </table:table-cell>
        </table:table-row>
        <table:table-row table:style-name="ro1">
          <table:table-cell office:value-type="string" calcext:value-type="string">
            <text:p>798544940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798544940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Placed too close together and thus loses two biking spots.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0065293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table:style-name="Default"/>
          <table:table-cell table:style-name="ce1" office:value-type="string" calcext:value-type="string">
            <text:p>2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0071710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00071710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ld Bulldog Bike Sh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072569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00072572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0072573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00072574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00779987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0806108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1132225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01382715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1386034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  <table:table-cell table:style-name="ce1"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03429995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2681646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26816461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41667903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41669558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41669559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41669560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07095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007282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gray</text:p>
          </table:table-cell>
          <table:table-cell table:style-name="Default"/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074413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0074414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A ‘2-U’ and a ‘3-U’ bicycle wave rack set.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69934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0713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2107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2107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2107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3266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ld Bulldog Bike Station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0774214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0774214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077576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ne 9 capacity and 6 capacity bicycle parking rac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0775763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2507784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56077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Should be modeled as a polygo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4159346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59559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2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59618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60856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4179821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2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81548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Two stands too close together, thus two bike parking spots less. Two ‘3-U’s and one ‘1-U.’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4182082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4182460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82571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1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5418391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4183913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4183914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4183914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7017754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7017782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57022432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7923695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7923695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57924590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69377858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70724730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87072473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71100641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8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University of Geor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81223577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01558770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/>
          <table:table-cell office:value-type="string" calcext:value-type="string">
            <text:p>2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906727706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06727706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06727706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06727706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07767347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Bicycle stands placed too close together, thus one less bike parking space.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15554545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40359225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40367589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87240723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87240723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999188143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2216373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2216373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2060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44193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160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160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560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561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561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556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6753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48455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4918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49185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49647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49679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0516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0807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51299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1374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1506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1651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180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1910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05220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52640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053689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27799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28754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30047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31758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44479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48023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0017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0884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2380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39860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45409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4785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5111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5815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55815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4867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464960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6154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8132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8510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9700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69879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469879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470474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70608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3470861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70861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73420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74600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3474600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58091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ld Bulldog Bike S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4359276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00437</text:p>
          </table:table-cell>
          <table:table-cell/>
          <table:table-cell office:value-type="string" calcext:value-type="string">
            <text:p>customers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43605588</text:p>
          </table:table-cell>
          <table:table-cell/>
          <table:table-cell office:value-type="string" calcext:value-type="string">
            <text:p>customers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89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" office:value-type="string" calcext:value-type="string">
            <text:p>-1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43610873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10874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1325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1325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1723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wide_stand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4361793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17938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3599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3784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4602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5793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681416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wall_loop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43689131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707557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ne ‘5-U’ and one ‘3-U.’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3728572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ne ‘5-U’ and one ‘3-U.’</text:p>
          </table:table-cell>
          <table:table-cell table:number-columns-repeated="5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6049925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10046055919</text:p>
          </table:table-cell>
          <table:table-cell table:number-columns-repeated="2"/>
          <table:table-cell office:value-type="string" calcext:value-type="string">
            <text:p>bicycle_parking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wa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22:09:02.956000000</dc:date>
    <meta:editing-duration>PT1M18S</meta:editing-duration>
    <meta:editing-cycles>1</meta:editing-cycles>
    <meta:document-statistic meta:table-count="1" meta:cell-count="1303" meta:object-count="0"/>
    <meta:generator>LibreOffice/7.3.3.2$Windows_X86_64 LibreOffice_project/d1d0ea68f081ee2800a922cac8f79445e4603348</meta:generator>
  </office:meta>
</office:document-meta>
</file>